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18b366" officeooo:paragraph-rsid="0018b366" style:font-size-asian="15.75pt" style:font-size-complex="18pt"/>
    </style:style>
    <style:style style:name="P2" style:family="paragraph" style:parent-style-name="Standard">
      <style:text-properties fo:font-size="12pt" fo:font-weight="bold" officeooo:rsid="0018b366" officeooo:paragraph-rsid="0018b366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8b366" officeooo:paragraph-rsid="0018b366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b0d31" officeooo:paragraph-rsid="001b0d31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ca55f" officeooo:paragraph-rsid="001ca55f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 Schublade<text:span text:style-name="T1"> – szyflada</text:span></text:p>
      <text:p text:style-name="P2">die Schere<text:span text:style-name="T1"> – nożyczki</text:span></text:p>
      <text:p text:style-name="P2">die Abteilung<text:span text:style-name="T1"> – dział (w firmie)</text:span></text:p>
      <text:p text:style-name="P2">die Sache<text:span text:style-name="T1"> – sprawa, kwestia</text:span></text:p>
      <text:p text:style-name="P2">die Freundin<text:span text:style-name="T1"> – przyjaciółka</text:span></text:p>
      <text:p text:style-name="P2">die Firma<text:span text:style-name="T1"> – firma</text:span></text:p>
      <text:p text:style-name="P2">die Haftnotiz<text:span text:style-name="T1"> – karteczka post-it (samoprzylepna)</text:span></text:p>
      <text:p text:style-name="P2">die SMS-Nachricht<text:span text:style-name="T1"> – wiadomość SMS</text:span></text:p>
      <text:p text:style-name="P2">die SMS<text:span text:style-name="T1"> – SMS</text:span></text:p>
      <text:p text:style-name="P4">die Hundeleine<text:span text:style-name="T1"> – smycz</text:span></text:p>
      <text:p text:style-name="P5">die Kollegin<text:span text:style-name="T1"> – koleżanka z prac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officeooo:rsid="0018b366" officeooo:paragraph-rsid="0018b366" style:font-size-asian="15.75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zeczowniki – rodzaj żeński, liczba pojedyńcz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24:53.315387206</meta:creation-date>
    <dc:date>2019-01-27T18:36:38.905721934</dc:date>
    <meta:editing-duration>PT6M2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46" meta:character-count="343" meta:non-whitespace-character-count="297"/>
  </office:meta>
</office:document-meta>
</file>